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7"><text:s text:c="4"/>&lt;var name="helloWorld" protected="true/&gt;</text:p>
      <text:p text:style-name="P7"><text:s text:c="4"/>&lt;fn&gt; ... &lt;/fn&gt;</text:p>
      <text:p text:style-name="P7">&lt;/bind&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SEQ <text:s text:c="16"/>### sequence of expressions (comma/semi separated)</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oft-page-break/><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ext:soft-page-break/>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text:h>
      <text:h text:style-name="Heading_20_2" text:outline-level="2">Syntax</text:h>
      <text:p text:style-name="Code">SEQ ::=</text:p>
      <text:p text:style-name="Code"><text:s text:c="4"/>&lt;seq&gt; EXPR* &lt;/seq&gt;</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text:soft-page-break/>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text:soft-page-break/>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text:soft-page-break/>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type=TYPE_NAME]</text:p>
      <text:p text:style-name="Code"><text:s text:c="8"/>[(match|type)=TYPE_EXPR] </text:p>
      <text:p text:style-name="Code"><text:s text:c="8"/>[protected=BOOL] </text:p>
      <text:p text:style-name="Code"><text:s text:c="8"/>[pkg=PACKAGE_NAME]</text:p>
      <text:p text:style-name="Code"><text:s text:c="8"/>[qualifier=ALIAS_NAME]</text:p>
      <text:p text:style-name="Code"><text:s text:c="8"/>( (tag0|tag1|..)=TAG_VALUE )* </text:p>
      <text:p text:style-name="Code"><text:s text:c="4"/>/&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8">name=NAME</text:p>
      <text:p text:style-name="P9">The "name" attribute is optional. If it is omitted then it is an anonymous variable.</text:p>
      <text:p text:style-name="P8"/>
      <text:p text:style-name="P8"><text:soft-page-break/>type=TYPE_EXPR <text:s text:c="9"/></text:p>
      <text:p text:style-name="P9">The type-check will be made AFTER assignment <text:s/>and a failed type-check will generate an error.</text:p>
      <text:p text:style-name="P8"/>
      <text:p text:style-name="P8">match=TYPE_EXPR <text:s text:c="8"/></text:p>
      <text:p text:style-name="P9">The type-check is made BEFORE the assignment and failure will cause the matcher to backtrack.</text:p>
      <text:p text:style-name="P8"/>
      <text:p text:style-name="P8">protected=BOOL <text:s text:c="9"/></text:p>
      <text:p text:style-name="P9">The variable is protected against subsequent <text:s/>assignments. Generated by val and define declarations.</text:p>
      <text:p text:style-name="Standard"/>
      <text:p text:style-name="Standard">Top level variables may also be given tags and package qualifiers. </text:p>
      <text:p text:style-name="Standard"/>
      <text:p text:style-name="P8">tag<text:span text:style-name="T1">N</text:span>=TAG_VALUE</text:p>
      <text:p text:style-name="P9">Tags the variable.</text:p>
      <text:p text:style-name="P8"/>
      <text:p text:style-name="P8">qualifier=ALIAS <text:s text:c="9"/></text:p>
      <text:p text:style-name="P9">The name is qualified by an import alias.</text:p>
      <text:p text:style-name="P8"/>
      <text:p text:style-name="P8">pkg=PACKAGE_NAME <text:s text:c="8"/></text:p>
      <text:p text:style-name="P9">The package name is an absolute reference to a package.</text:p>
      <text:p text:style-name="Standard"/>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4"/>&lt;/bind&gt;</text:p>
      <text:p text:style-name="Code"><text:s text:c="4"/>&lt;absent value="absent"/&gt;</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oft-page-break/><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text:soft-page-break/>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Standard"/>
      <text:p text:style-name="P4">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14T08:15:32</dc:date>
    <dc:creator>Stephen Leach</dc:creator>
    <meta:editing-duration>PT61H12M50S</meta:editing-duration>
    <meta:editing-cycles>43</meta:editing-cycles>
    <meta:generator>OpenOffice.org/3.2$Unix OpenOffice.org_project/320m18$Build-9502</meta:generator>
    <meta:document-statistic meta:table-count="0" meta:image-count="1" meta:object-count="0" meta:page-count="10" meta:paragraph-count="371" meta:word-count="2078" meta:character-count="14824"/>
  </office:meta>
</office:document-meta>
</file>